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Heading_20_2">
      <style:paragraph-properties fo:text-align="center" style:justify-single-word="false"/>
      <style:text-properties style:font-name="Times New Roman" fo:font-size="12pt" fo:font-weight="normal" officeooo:paragraph-rsid="001c3785" style:font-size-asian="12pt" style:font-weight-asian="normal" style:font-size-complex="12pt" style:font-weight-complex="normal"/>
    </style:style>
    <style:style style:name="P3" style:family="paragraph" style:parent-style-name="Heading_20_2">
      <style:paragraph-properties fo:line-height="100%" fo:text-align="start" style:justify-single-word="false"/>
      <style:text-properties style:font-name="Times New Roman" fo:font-size="10pt" fo:font-weight="normal" officeooo:paragraph-rsid="001c3785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Times New Roman"/>
    </style:style>
    <style:style style:name="P5" style:family="paragraph" style:parent-style-name="Heading_20_3">
      <style:paragraph-properties fo:line-height="100%" fo:text-align="start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ext_20_body" style:list-style-name="L1">
      <style:paragraph-properties fo:line-height="100%" fo:text-align="start" style:justify-single-word="false"/>
      <style:text-properties style:font-name="Times New Roman"/>
    </style:style>
    <style:style style:name="P7" style:family="paragraph" style:parent-style-name="Text_20_body">
      <style:paragraph-properties fo:line-height="100%"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ext_20_body" style:list-style-name="L2">
      <style:paragraph-properties fo:line-height="100%" fo:text-align="start" style:justify-single-word="false"/>
      <style:text-properties style:font-name="Times New Roman"/>
    </style:style>
    <style:style style:name="P9" style:family="paragraph" style:parent-style-name="Text_20_body" style:list-style-name="L3">
      <style:paragraph-properties fo:line-height="100%" fo:text-align="start" style:justify-single-word="false"/>
      <style:text-properties style:font-name="Times New Roman"/>
    </style:style>
    <style:style style:name="P10" style:family="paragraph" style:parent-style-name="Text_20_body" style:list-style-name="L4">
      <style:paragraph-properties fo:line-height="100%" fo:text-align="start" style:justify-single-word="false"/>
      <style:text-properties style:font-name="Times New Roman"/>
    </style:style>
    <style:style style:name="P11" style:family="paragraph" style:parent-style-name="Heading_20_3">
      <style:paragraph-properties fo:line-height="100%"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 style:list-style-name="L5">
      <style:paragraph-properties fo:line-height="100%" fo:text-align="start" style:justify-single-word="false"/>
      <style:text-properties style:font-name="Times New Roman"/>
    </style:style>
    <style:style style:name="P13" style:family="paragraph" style:parent-style-name="Text_20_body" style:list-style-name="L6">
      <style:paragraph-properties fo:line-height="100%" fo:text-align="start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Text_20_body" style:list-style-name="L7">
      <style:paragraph-properties fo:line-height="100%" fo:text-align="start" style:justify-single-word="false"/>
      <style:text-properties style:font-name="Times New Roman" fo:font-size="10pt" style:font-size-asian="10pt" style:font-size-complex="10pt"/>
    </style:style>
    <style:style style:name="P15" style:family="paragraph" style:parent-style-name="Text_20_body">
      <style:paragraph-properties fo:line-height="100%"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font-name="Times New Roman" fo:font-size="10pt" officeooo:rsid="001c3785" style:font-size-asian="10pt" style:font-size-complex="10pt"/>
    </style:style>
    <style:style style:name="T5" style:family="text">
      <style:text-properties fo:font-weight="normal" officeooo:rsid="001c3785" style:font-weight-asian="normal" style:font-weight-complex="normal"/>
    </style:style>
    <style:style style:name="T6" style:family="text">
      <style:text-properties officeooo:rsid="001c378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set Analysis Report </text:p>
      <text:h text:style-name="P2" text:outline-level="2">Students Performance Dataset</text:h>
      <text:h text:style-name="P3" text:outline-level="2">1. Dataset Overview</text:h>
      <text:p text:style-name="P4"><text:span text:style-name="T1">The Students Performance Dataset contains information about students’ academic performance along with their demographic and educational background details. The dataset includes </text:span><text:span text:style-name="Strong_20_Emphasis"><text:span text:style-name="T1">1000 records</text:span></text:span><text:span text:style-name="T1"> and </text:span><text:span text:style-name="Strong_20_Emphasis"><text:span text:style-name="T1">8 features</text:span></text:span><text:span text:style-name="T1">. It is widely used for educational data analysis and machine learning practice. The data helps understand how factors such as gender, parental education, lunch type, and test preparation influence student exam scores.</text:span></text:p>
      <text:p text:style-name="P4"><text:span text:style-name="Strong_20_Emphasis"><text:span text:style-name="T1">Dataset Source:</text:span></text:span><text:span text:style-name="T1"> Kaggle – Students Performance in Exams<text:line-break/></text:span><text:span text:style-name="Strong_20_Emphasis"><text:span text:style-name="T1">Dataset Type:</text:span></text:span><text:span text:style-name="T1"> Structured tabular data</text:span></text:p>
      <text:h text:style-name="P5" text:outline-level="3"><text:span text:style-name="T2">2. Feature Description &amp; Data Types</text:span></text:h>
      <text:p text:style-name="P4"><text:span text:style-name="Strong_20_Emphasis"><text:span text:style-name="T1">Numerical Features:</text:span></text:span></text:p>
      <text:list text:style-name="L1">
        <text:list-item>
          <text:p text:style-name="P6"><text:span text:style-name="Source_20_Text"><text:span text:style-name="T3">math score, reading score, writing score</text:span></text:span></text:p>
        </text:list-item>
      </text:list>
      <text:p text:style-name="P7">These features represent students’ marks and are continuous numerical variables.</text:p>
      <text:p text:style-name="P4"><text:span text:style-name="Strong_20_Emphasis"><text:span text:style-name="T1">Categorical Features:</text:span></text:span></text:p>
      <text:list text:style-name="L2">
        <text:list-item>
          <text:p text:style-name="P8"><text:span text:style-name="Source_20_Text"><text:span text:style-name="T3">gender, race/ethnicity, parental level of education, </text:span></text:span><text:span text:style-name="Source_20_Text"><text:span text:style-name="T4">l</text:span></text:span><text:span text:style-name="Source_20_Text"><text:span text:style-name="T3">unch, test preparation course</text:span></text:span></text:p>
        </text:list-item>
      </text:list>
      <text:p text:style-name="P4"><text:span text:style-name="Strong_20_Emphasis"><text:span text:style-name="T1">Binary Features:</text:span></text:span></text:p>
      <text:list text:style-name="L3">
        <text:list-item>
          <text:p text:style-name="P9"><text:span text:style-name="Source_20_Text"><text:span text:style-name="T3">gender, lunch, test preparation course</text:span></text:span></text:p>
        </text:list-item>
      </text:list>
      <text:p text:style-name="P4"><text:span text:style-name="Strong_20_Emphasis"><text:span text:style-name="T1">Ordinal Feature:</text:span></text:span></text:p>
      <text:list text:style-name="L4">
        <text:list-item>
          <text:p text:style-name="P10"><text:span text:style-name="Source_20_Text"><text:span text:style-name="T3">parental level of education</text:span></text:span><text:span text:style-name="T1"><text:line-break/>(This has a natural order from lower education levels to higher degrees.)</text:span></text:p>
        </text:list-item>
      </text:list>
      <text:h text:style-name="P11" text:outline-level="3">3. Target Variable &amp; Input Features</text:h>
      <text:p text:style-name="P4"><text:span text:style-name="T1">For machine learning purposes, </text:span><text:span text:style-name="Strong_20_Emphasis"><text:span text:style-name="Source_20_Text"><text:span text:style-name="T3">math score</text:span></text:span></text:span><text:span text:style-name="T1"> is selected as the </text:span><text:span text:style-name="Strong_20_Emphasis"><text:span text:style-name="T1">target variable</text:span></text:span><text:span text:style-name="T1">.<text:line-break/>All remaining columns act as </text:span><text:span text:style-name="Strong_20_Emphasis"><text:span text:style-name="T1">input features</text:span></text:span><text:span text:style-name="T1">.<text:line-break/>This dataset can be used for:</text:span></text:p>
      <text:list text:style-name="L5">
        <text:list-item>
          <text:p text:style-name="P12"><text:span text:style-name="Strong_20_Emphasis"><text:span text:style-name="T1">Regression</text:span></text:span><text:span text:style-name="T1"> (predicting scores)</text:span></text:p>
        </text:list-item>
        <text:list-item>
          <text:p text:style-name="P12"><text:span text:style-name="Strong_20_Emphasis"><text:span text:style-name="T1">Classification</text:span></text:span><text:span text:style-name="T1"> (pass/fail or grade categories)</text:span></text:p>
        </text:list-item>
      </text:list>
      <text:h text:style-name="P5" text:outline-level="3"><text:span text:style-name="T5">4.</text:span><text:span text:style-name="T2"> Categorical Data Distribution</text:span></text:h>
      <text:p text:style-name="P7">Unique value analysis of categorical features shows limited and meaningful categories.<text:line-break/>For example:</text:p>
      <text:list text:style-name="L6">
        <text:list-item>
          <text:p text:style-name="P13">Gender has two classes, Test preparation has completed / none, Lunch type has standard / free or reduced</text:p>
        </text:list-item>
      </text:list>
      <text:p text:style-name="P7">This makes encoding easier for machine learning models.</text:p>
      <text:h text:style-name="P11" text:outline-level="3"><text:span text:style-name="T6">5.</text:span> Dataset Size &amp; ML Suitability</text:h>
      <text:p text:style-name="P4"><text:span text:style-name="T1">The dataset contains </text:span><text:span text:style-name="Strong_20_Emphasis"><text:span text:style-name="T1">1000 rows</text:span></text:span><text:span text:style-name="T1">, which is sufficient for:</text:span></text:p>
      <text:list text:style-name="L7">
        <text:list-item>
          <text:p text:style-name="P14">Basic machine learning models, Educational performance analysis, Internship-level ML projects</text:p>
        </text:list-item>
      </text:list>
      <text:p text:style-name="P7">The dataset is balanced and suitable for training and evaluation.</text:p>
      <text:p text:style-name="P15">Overall, the Students Performance Dataset is <text:span text:style-name="Strong_20_Emphasis">high-quality, ML-ready</text:span>, and ideal for understanding data types, feature relationships, and basic machine learning workflow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11:01:37.690346200</meta:creation-date>
    <dc:date>2026-01-15T11:09:58.049736500</dc:date>
    <meta:editing-duration>PT8M21S</meta:editing-duration>
    <meta:editing-cycles>1</meta:editing-cycles>
    <meta:document-statistic meta:table-count="0" meta:image-count="0" meta:object-count="0" meta:page-count="1" meta:paragraph-count="28" meta:word-count="286" meta:character-count="2011" meta:non-whitespace-character-count="1758"/>
    <meta:generator>LibreOffice/25.2.7.2$Windows_X86_64 LibreOffice_project/5cbfd1ab6520636bb5f7b99185aa69bd7456825d</meta:generator>
  </office:meta>
</office:document-meta>
</file>